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CREATE TABLE IMAGE<text:s/></text:p>
      <text:p text:style-name="P2">(</text:p>
      <text:p text:style-name="P3">id int not null auto increment primary key ,</text:p>
      <text:p text:style-name="P4">nom varchar 255 ,</text:p>
      <text:p text:style-name="P5">)</text:p>
      <text:p text:style-name="P6">CREATE TABLE ANIMAL<text:s/></text:p>
      <text:p text:style-name="P7">(</text:p>
      <text:p text:style-name="P8">id int not null auto increment primary key,</text:p>
      <text:p text:style-name="P9">race varchar 255,</text:p>
      <text:p text:style-name="P10">prenom varchar 255,</text:p>
      <text:p text:style-name="P11">)</text:p>
      <text:p text:style-name="P12">CREATE TABLE HABITAT<text:s/></text:p>
      <text:p text:style-name="P13">(<text:s/></text:p>
      <text:p text:style-name="P14">id int not null auto increment primary key,</text:p>
      <text:p text:style-name="P15">nom varchar 255,</text:p>
      <text:p text:style-name="P16">description varchar 255,</text:p>
      <text:p text:style-name="P17">)</text:p>
      <text:p text:style-name="P18">CREATE TABLE SERVICE<text:s/></text:p>
      <text:p text:style-name="P19">(</text:p>
      <text:p text:style-name="P20">id int not null auto increment primary key,</text:p>
      <text:p text:style-name="P21">nom varchar,</text:p>
      <text:p text:style-name="P22">description varchar 255,</text:p>
      <text:p text:style-name="P23">images varchar 255,</text:p>
      <text:p text:style-name="P24">)</text:p>
      <text:p text:style-name="P25">CREATE TABLE COMMENTAIRE</text:p>
      <text:p text:style-name="P26">(</text:p>
      <text:p text:style-name="P27">id int not null auto increment primary key,</text:p>
      <text:p text:style-name="P28">pseudo varchar<text:s/>255,</text:p>
      <text:p text:style-name="P29">avis varchar 255,</text:p>
      <text:soft-page-break/>
      <text:p text:style-name="P30">estValid 255</text:p>
      <text:p text:style-name="P31">)</text:p>
      <text:p text:style-name="P32">CREATE TABLE UTILISATEUR,</text:p>
      <text:p text:style-name="P33">(</text:p>
      <text:p text:style-name="P34">id int not null auto increment primary key,</text:p>
      <text:p text:style-name="P35">nom varchar 255,</text:p>
      <text:p text:style-name="P36">mail varchar 255,</text:p>
      <text:p text:style-name="P37">mot de passe integer,</text:p>
      <text:p text:style-name="P38">role varchar 255</text:p>
      <text:p text:style-name="P39">prenom varchar 255</text:p>
      <text:p text:style-name="P40">)</text:p>
      <text:p text:style-name="P41"/>
      <text:p text:style-name="P42">CREATE TABLE COMPTE RENDU ANIMAL</text:p>
      <text:p text:style-name="P43">(</text:p>
      <text:p text:style-name="P44">id int not null auto increment primary key,</text:p>
      <text:p text:style-name="P45">compte rendu par animal,</text:p>
      <text:p text:style-name="P46">etat varchar 255,</text:p>
      <text:p text:style-name="P47">regime alimentaire varchar 255,</text:p>
      <text:p text:style-name="P48">)</text:p>
      <text:p text:style-name="P49">CREATE TABLE NOURRITURE</text:p>
      <text:p text:style-name="P50">id int not null auto increment primary key,</text:p>
      <text:p text:style-name="P51">nom 255</text:p>
      <text:p text:style-name="P52">type varchar 255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urelie binet</meta:initial-creator>
    <dc:creator>Aurelie binet</dc:creator>
    <meta:creation-date>2024-03-11T12:43:00Z</meta:creation-date>
    <dc:date>2024-03-11T13:33:00Z</dc:date>
    <meta:template xlink:href="Normal.dotm" xlink:type="simple"/>
    <meta:editing-cycles>3</meta:editing-cycles>
    <meta:editing-duration>PT2220S</meta:editing-duration>
    <meta:document-statistic meta:page-count="2" meta:paragraph-count="1" meta:word-count="150" meta:character-count="980" meta:row-count="6" meta:non-whitespace-character-count="831"/>
  </office:meta>
</office:document-meta>
</file>